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SourceCodePro-Regular-Identity-H" svg:font-family="SourceCodePro-Regular-Identity-H" style:font-adornments="Normal" style:font-family-generic="swiss" style:font-pitch="variable"/>
    <style:font-face style:name="SourceSansPro-Regular-Identity-H" svg:font-family="SourceSansPro-Regular-Identity-H" style:font-adornments="Normal" style:font-family-generic="swiss" style:font-pitch="variable"/>
    <style:font-face style:name="sans-serif" svg:font-family="sans-serif"/>
  </office:font-face-decls>
  <office:automatic-styles>
    <style:style style:name="Tabela2" style:family="table">
      <style:table-properties style:width="5.8cm" fo:margin-left="1.386cm" table:align="left"/>
    </style:style>
    <style:style style:name="Tabela2.A" style:family="table-column">
      <style:table-column-properties style:column-width="5.8cm"/>
    </style:style>
    <style:style style:name="Tabela2.A1" style:family="table-cell">
      <style:table-cell-properties fo:background-color="#ffffa6"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6.574cm" fo:margin-left="1.344cm" table:align="left"/>
    </style:style>
    <style:style style:name="Tabela3.A" style:family="table-column">
      <style:table-column-properties style:column-width="16.574cm"/>
    </style:style>
    <style:style style:name="Tabela3.A1" style:family="table-cell">
      <style:table-cell-properties fo:background-color="#ffffa6"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text-properties fo:font-size="8pt" style:text-underline-style="solid" style:text-underline-width="auto" style:text-underline-color="font-color" officeooo:paragraph-rsid="00034f57" style:font-size-asian="8pt" style:font-size-complex="8pt"/>
    </style:style>
    <style:style style:name="P2" style:family="paragraph" style:parent-style-name="Header">
      <style:text-properties fo:font-size="8pt" officeooo:paragraph-rsid="00020a79" style:font-size-asian="8pt" style:font-size-complex="8pt"/>
    </style:style>
    <style:style style:name="P3" style:family="paragraph" style:parent-style-name="Standard">
      <style:text-properties fo:color="#000000" loext:opacity="100%" style:font-name="Consolas" fo:font-size="10pt" fo:font-style="normal" fo:font-weight="normal" officeooo:paragraph-rsid="00b9f330" fo:background-color="#ffffa6" style:font-size-asian="10pt" style:font-style-asian="normal" style:font-weight-asian="normal" style:font-size-complex="10pt"/>
    </style:style>
    <style:style style:name="P4" style:family="paragraph" style:parent-style-name="Standard">
      <style:text-properties fo:color="#000000" loext:opacity="100%" style:font-name="Consolas" fo:font-size="10pt" fo:font-style="normal" fo:font-weight="normal" officeooo:paragraph-rsid="00b9f330" style:font-size-asian="10pt" style:font-style-asian="normal" style:font-weight-asian="normal" style:font-size-complex="10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officeooo:paragraph-rsid="00b9f330" fo:background-color="#ffffa6"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officeooo:paragraph-rsid="00b9f330"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Standard">
      <style:text-properties fo:color="#000000" loext:opacity="100%" style:font-name="Arial" fo:font-size="10pt" fo:font-style="normal" fo:font-weight="normal" style:font-size-asian="10pt" style:font-style-asian="normal" style:font-weight-asian="normal" style:font-size-complex="10pt"/>
    </style:style>
    <style:style style:name="P8" style:family="paragraph" style:parent-style-name="Standard">
      <style:text-properties fo:color="#000000" loext:opacity="100%" style:font-name="Arial" fo:font-size="10pt" fo:font-style="normal" fo:font-weight="normal" officeooo:paragraph-rsid="00b99d92" style:font-size-asian="10pt" style:font-style-asian="normal" style:font-weight-asian="normal" style:font-size-complex="10pt"/>
    </style:style>
    <style:style style:name="P9" style:family="paragraph" style:parent-style-name="Standard">
      <style:text-properties fo:color="#000000" loext:opacity="100%" style:font-name="SourceSansPro-Regular-Identity-H" fo:font-size="11pt" fo:font-style="normal" fo:font-weight="normal" style:font-size-asian="11pt" style:font-style-asian="normal" style:font-weight-asian="normal" style:font-size-complex="10pt"/>
    </style:style>
    <style:style style:name="P10" style:family="paragraph" style:parent-style-name="Standard">
      <style:text-properties fo:color="#2a6099" loext:opacity="100%" style:font-name="Consolas" fo:font-size="10pt" fo:font-style="normal" fo:font-weight="normal" style:font-size-asian="10pt" style:font-style-asian="normal" style:font-weight-asian="normal" style:font-size-complex="10pt"/>
    </style:style>
    <style:style style:name="P11" style:family="paragraph" style:parent-style-name="Standard">
      <style:text-properties fo:color="#435489" loext:opacity="100%" style:font-name="SourceCodePro-Regular-Identity-H" fo:font-size="10pt" fo:language="gl" fo:country="ES" fo:font-style="normal" style:text-underline-style="none" fo:font-weight="normal" officeooo:rsid="00ae364d" officeooo:paragraph-rsid="00b9f330" style:font-size-asian="10pt" style:font-style-asian="normal" style:font-weight-asian="normal" style:font-size-complex="10pt" style:font-weight-complex="normal"/>
    </style:style>
    <style:style style:name="P12" style:family="paragraph" style:parent-style-name="Standard">
      <style:text-properties fo:color="#435489" loext:opacity="100%" style:font-name="SourceCodePro-Regular-Identity-H" fo:font-size="10pt" fo:language="gl" fo:country="ES" fo:font-style="normal" style:text-underline-style="none" fo:font-weight="normal" officeooo:rsid="00c01fff" officeooo:paragraph-rsid="00c01fff" style:font-size-asian="10pt" style:font-style-asian="normal" style:font-weight-asian="normal" style:font-size-complex="10pt" style:font-weight-complex="normal"/>
    </style:style>
    <style:style style:name="P13" style:family="paragraph" style:parent-style-name="Standard">
      <style:text-properties officeooo:paragraph-rsid="00b99d92"/>
    </style:style>
    <style:style style:name="P14" style:family="paragraph" style:parent-style-name="Preformatted_20_Text" style:list-style-name="L1">
      <style:text-properties fo:color="#000000" loext:opacity="100%" style:font-name="Arial" fo:font-size="10pt" fo:language="gl" fo:country="ES" style:text-underline-style="none" fo:font-weight="normal" officeooo:rsid="00ae364d" officeooo:paragraph-rsid="009137fd" style:font-size-asian="10pt" style:font-weight-asian="normal" style:font-size-complex="10pt" style:font-weight-complex="normal"/>
    </style:style>
    <style:style style:name="P15" style:family="paragraph" style:parent-style-name="Preformatted_20_Text" style:list-style-name="L1">
      <style:text-properties fo:color="#000000" loext:opacity="100%" style:font-name="Arial" fo:font-size="10pt" fo:language="gl" fo:country="ES" style:text-underline-style="none" fo:font-weight="normal" officeooo:rsid="00ae364d" officeooo:paragraph-rsid="00b76623" style:font-size-asian="10pt" style:font-weight-asian="normal" style:font-size-complex="10pt" style:font-weight-complex="normal"/>
    </style:style>
    <style:style style:name="P16" style:family="paragraph" style:parent-style-name="Preformatted_20_Text" style:list-style-name="L1">
      <style:text-properties fo:color="#000000" loext:opacity="100%" style:font-name="Arial" fo:font-size="10pt" fo:language="gl" fo:country="ES" style:text-underline-style="none" fo:font-weight="normal" officeooo:rsid="00b76623" officeooo:paragraph-rsid="00b76623" style:font-size-asian="10pt" style:font-weight-asian="normal" style:font-size-complex="10pt" style:font-weight-complex="normal"/>
    </style:style>
    <style:style style:name="P17" style:family="paragraph" style:parent-style-name="Preformatted_20_Text" style:list-style-name="L1">
      <style:text-properties fo:color="#000000" loext:opacity="100%" style:font-name="Arial" fo:font-size="10pt" fo:language="gl" fo:country="ES" style:text-underline-style="none" fo:font-weight="normal" officeooo:rsid="00be388e" officeooo:paragraph-rsid="00be388e" style:font-size-asian="10pt" style:font-weight-asian="normal" style:font-size-complex="10pt" style:font-weight-complex="normal"/>
    </style:style>
    <style:style style:name="P18" style:family="paragraph" style:parent-style-name="Preformatted_20_Text" style:list-style-name="L1">
      <style:text-properties fo:color="#000000" loext:opacity="100%" style:font-name="Arial" fo:font-size="10pt" fo:language="gl" fo:country="ES" fo:font-style="normal" style:text-underline-style="none" fo:font-weight="normal" officeooo:rsid="00ae364d" officeooo:paragraph-rsid="009137fd" style:font-size-asian="10pt" style:font-style-asian="normal" style:font-weight-asian="normal" style:font-size-complex="10pt" style:font-weight-complex="normal"/>
    </style:style>
    <style:style style:name="P19" style:family="paragraph" style:parent-style-name="Preformatted_20_Text" style:list-style-name="L1">
      <style:text-properties fo:color="#000000" loext:opacity="100%" style:font-name="Arial" fo:font-size="10pt" fo:language="gl" fo:country="ES" fo:font-style="normal" style:text-underline-style="none" fo:font-weight="normal" officeooo:rsid="00ae364d" officeooo:paragraph-rsid="00b76623" style:font-size-asian="10pt" style:font-style-asian="normal" style:font-weight-asian="normal" style:font-size-complex="10pt" style:font-weight-complex="normal"/>
    </style:style>
    <style:style style:name="P20" style:family="paragraph" style:parent-style-name="Preformatted_20_Text" style:list-style-name="L1">
      <style:text-properties fo:color="#000000" loext:opacity="100%" style:font-name="Arial" fo:font-size="10pt" fo:language="gl" fo:country="ES" fo:font-style="normal" style:text-underline-style="none" fo:font-weight="normal" officeooo:rsid="00be388e" officeooo:paragraph-rsid="00be388e" style:font-size-asian="10pt" style:font-style-asian="normal" style:font-weight-asian="normal" style:font-size-complex="10pt" style:font-weight-complex="normal"/>
    </style:style>
    <style:style style:name="P21" style:family="paragraph" style:parent-style-name="Preformatted_20_Text" style:list-style-name="L1">
      <style:text-properties fo:color="#000000" loext:opacity="100%" style:font-name="Arial" fo:font-size="10pt" fo:language="gl" fo:country="ES" officeooo:rsid="00bb83d1" officeooo:paragraph-rsid="00bb83d1" style:font-size-asian="10pt" style:font-size-complex="10pt"/>
    </style:style>
    <style:style style:name="P22" style:family="paragraph" style:parent-style-name="Preformatted_20_Text" style:list-style-name="L1">
      <style:text-properties fo:color="#000000" loext:opacity="100%" style:font-name="Arial" fo:font-size="10pt" fo:language="gl" fo:country="ES" officeooo:paragraph-rsid="00b76623" style:font-size-asian="10pt" style:font-size-complex="10pt"/>
    </style:style>
    <style:style style:name="P23" style:family="paragraph" style:parent-style-name="Preformatted_20_Text" style:list-style-name="L1">
      <style:text-properties fo:color="#000000" loext:opacity="100%" style:font-name="Arial" fo:font-size="10pt" officeooo:paragraph-rsid="00b76623" style:font-size-asian="10pt" style:font-size-complex="10pt"/>
    </style:style>
    <style:style style:name="P24" style:family="paragraph" style:parent-style-name="Preformatted_20_Text" style:list-style-name="L1">
      <style:text-properties fo:color="#000000" loext:opacity="100%" style:font-name="Arial" fo:font-size="10pt" officeooo:rsid="00bc631a" officeooo:paragraph-rsid="00bc631a" style:font-size-asian="10pt" style:font-size-complex="10pt"/>
    </style:style>
    <style:style style:name="P25" style:family="paragraph" style:parent-style-name="Standard" style:list-style-name="L1"/>
    <style:style style:name="P26" style:family="paragraph" style:parent-style-name="Standard" style:list-style-name="L1">
      <style:text-properties officeooo:paragraph-rsid="00b9f330"/>
    </style:style>
    <style:style style:name="P27" style:family="paragraph" style:parent-style-name="Standard" style:list-style-name="L1">
      <style:paragraph-properties fo:text-align="center" style:justify-single-word="false"/>
      <style:text-properties style:font-name="Arial" fo:font-size="10pt" fo:language="gl" fo:country="ES" fo:font-weight="bold" officeooo:rsid="00007f1e" officeooo:paragraph-rsid="003d886d" style:font-size-asian="10pt" style:font-weight-asian="bold" style:font-size-complex="10pt" style:font-weight-complex="bold"/>
    </style:style>
    <style:style style:name="P28" style:family="paragraph" style:parent-style-name="Standard" style:list-style-name="L1">
      <style:text-properties fo:color="#000000" loext:opacity="100%" style:font-name="Arial" fo:font-size="10pt" fo:language="gl" fo:country="ES" fo:font-style="normal" style:text-underline-style="none" fo:font-weight="normal" officeooo:rsid="00ae364d" officeooo:paragraph-rsid="009137fd" style:font-size-asian="10pt" style:font-style-asian="normal" style:font-weight-asian="normal" style:font-size-complex="10pt" style:font-weight-complex="normal"/>
    </style:style>
    <style:style style:name="P29" style:family="paragraph" style:parent-style-name="Standard" style:list-style-name="L1">
      <style:text-properties fo:color="#000000" loext:opacity="100%" style:font-name="Arial" fo:font-size="10pt" fo:language="gl" fo:country="ES" fo:font-style="normal" style:text-underline-style="none" fo:font-weight="normal" officeooo:rsid="00b76623" officeooo:paragraph-rsid="00b76623" style:font-size-asian="10pt" style:font-style-asian="normal" style:font-weight-asian="normal" style:font-size-complex="10pt" style:font-weight-complex="normal"/>
    </style:style>
    <style:style style:name="P30" style:family="paragraph" style:parent-style-name="Standard" style:list-style-name="L1">
      <style:text-properties fo:color="#000000" loext:opacity="100%" style:font-name="Arial" fo:font-size="10pt" fo:language="gl" fo:country="ES" style:text-underline-style="none" fo:font-weight="normal" officeooo:rsid="00ae364d" officeooo:paragraph-rsid="00b76623" style:font-size-asian="10pt" style:font-weight-asian="normal" style:font-size-complex="10pt" style:font-weight-complex="normal"/>
    </style:style>
    <style:style style:name="P31" style:family="paragraph" style:parent-style-name="Standard" style:list-style-name="L1">
      <style:text-properties fo:color="#000000" loext:opacity="100%" style:font-name="Arial" fo:font-size="10pt" style:font-size-asian="10pt" style:font-size-complex="10pt"/>
    </style:style>
    <style:style style:name="P32" style:family="paragraph" style:parent-style-name="Standard" style:list-style-name="L1">
      <style:text-properties fo:color="#000000" loext:opacity="100%" style:font-name="Arial" fo:font-size="10pt" officeooo:paragraph-rsid="00b99d92" style:font-size-asian="10pt" style:font-size-complex="10pt"/>
    </style:style>
    <style:style style:name="P33" style:family="paragraph" style:parent-style-name="Standard" style:list-style-name="L1">
      <style:text-properties fo:color="#000000" loext:opacity="100%" style:font-name="Arial" fo:font-size="10pt" fo:font-style="normal" fo:font-weight="normal" style:font-size-asian="10pt" style:font-style-asian="normal" style:font-weight-asian="normal" style:font-size-complex="10pt"/>
    </style:style>
    <style:style style:name="P34" style:family="paragraph" style:parent-style-name="Standard" style:list-style-name="L1">
      <style:text-properties fo:color="#000000" loext:opacity="100%" style:font-name="Arial" fo:font-size="10pt" fo:font-style="normal" fo:font-weight="normal" officeooo:rsid="00c01d98" officeooo:paragraph-rsid="00c01d98" style:font-size-asian="10pt" style:font-style-asian="normal" style:font-weight-asian="normal" style:font-size-complex="10pt"/>
    </style:style>
    <style:style style:name="P35" style:family="paragraph" style:parent-style-name="Standard" style:list-style-name="L1">
      <style:text-properties fo:color="#000000" loext:opacity="100%" style:font-name="Arial" fo:font-size="10pt" fo:font-style="normal" fo:font-weight="normal" officeooo:rsid="00c01fff" officeooo:paragraph-rsid="00c01fff" style:font-size-asian="10pt" style:font-style-asian="normal" style:font-weight-asian="normal" style:font-size-complex="10pt"/>
    </style:style>
    <style:style style:name="P36" style:family="paragraph" style:parent-style-name="Standard">
      <style:text-properties fo:color="#000000" loext:opacity="100%" style:font-name="Consolas" fo:font-size="10pt" fo:font-style="normal" fo:font-weight="normal" officeooo:paragraph-rsid="00b9f330" fo:background-color="#ffffa6" style:font-size-asian="10pt" style:font-style-asian="normal" style:font-weight-asian="normal" style:font-size-complex="10pt"/>
    </style:style>
    <style:style style:name="P37" style:family="paragraph" style:parent-style-name="Standard">
      <style:text-properties fo:color="#000000" loext:opacity="100%" style:font-name="Consolas" fo:font-size="10pt" fo:font-style="normal" fo:font-weight="normal" officeooo:paragraph-rsid="00b9f330" style:font-size-asian="10pt" style:font-style-asian="normal" style:font-weight-asian="normal" style:font-size-complex="10pt"/>
    </style:style>
    <style:style style:name="P38" style:family="paragraph" style:parent-style-name="Standard" style:list-style-name="L2">
      <style:text-properties fo:color="#2a6099" loext:opacity="100%" style:font-name="Consolas" fo:font-size="10pt" fo:language="gl" fo:country="ES" fo:font-style="normal" style:text-underline-style="none" fo:font-weight="normal" officeooo:rsid="00b76623" officeooo:paragraph-rsid="00b76623" style:font-size-asian="10pt" style:font-style-asian="normal" style:font-weight-asian="normal" style:font-size-complex="10pt" style:font-weight-complex="normal"/>
    </style:style>
    <style:style style:name="P39" style:family="paragraph" style:parent-style-name="Standard" style:list-style-name="L2">
      <style:text-properties fo:color="#2a6099" loext:opacity="100%" style:font-name="Consolas" fo:font-size="10pt" fo:font-style="normal" fo:font-weight="normal" style:font-size-asian="10pt" style:font-style-asian="normal" style:font-weight-asian="normal" style:font-size-complex="10pt"/>
    </style:style>
    <style:style style:name="P40" style:family="paragraph" style:parent-style-name="Standard" style:list-style-name="L3">
      <style:text-properties fo:color="#2a6099" loext:opacity="100%" style:font-name="Consolas" fo:font-size="10pt" fo:font-style="normal" fo:font-weight="normal" style:font-size-asian="10pt" style:font-style-asian="normal" style:font-weight-asian="normal" style:font-size-complex="10pt"/>
    </style:style>
    <style:style style:name="P41" style:family="paragraph" style:parent-style-name="Standard" style:list-style-name="L1">
      <style:text-properties fo:color="#2a6099" loext:opacity="100%" style:font-name="Consolas" fo:font-size="10pt" fo:font-style="normal" fo:font-weight="normal" officeooo:rsid="00c01d98" officeooo:paragraph-rsid="00c01d98" style:font-size-asian="10pt" style:font-style-asian="normal" style:font-weight-asian="normal" style:font-size-complex="10pt"/>
    </style:style>
    <style:style style:name="P42" style:family="paragraph" style:parent-style-name="Standard" style:list-style-name="L1">
      <style:text-properties fo:color="#2a6099" loext:opacity="100%" style:font-name="Consolas" fo:font-size="10pt" style:font-size-asian="10pt" style:font-size-complex="10pt"/>
    </style:style>
    <style:style style:name="P43" style:family="paragraph" style:parent-style-name="Standard" style:list-style-name="L1">
      <style:text-properties fo:language="gl" fo:country="ES"/>
    </style:style>
    <style:style style:name="P44"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officeooo:rsid="00034f57" style:font-weight-asian="bold" style:font-weight-complex="bold"/>
    </style:style>
    <style:style style:name="T3" style:family="text">
      <style:text-properties fo:font-weight="bold" officeooo:rsid="0016e8d1" style:font-weight-asian="bold" style:font-weight-complex="bold"/>
    </style:style>
    <style:style style:name="T4" style:family="text">
      <style:text-properties officeooo:rsid="00034f57"/>
    </style:style>
    <style:style style:name="T5" style:family="text">
      <style:text-properties fo:color="#000000" loext:opacity="100%" style:font-name="Arial" fo:font-size="10pt" fo:font-style="normal" fo:font-weight="normal" style:font-size-asian="10pt" style:font-style-asian="normal" style:font-weight-asian="normal" style:font-size-complex="10pt"/>
    </style:style>
    <style:style style:name="T6" style:family="text">
      <style:text-properties fo:color="#000000" loext:opacity="100%" style:font-name="Arial" fo:font-size="10pt" fo:font-style="normal" fo:font-weight="normal" officeooo:rsid="00b8ae14" style:font-size-asian="10pt" style:font-style-asian="normal" style:font-weight-asian="normal" style:font-size-complex="10pt"/>
    </style:style>
    <style:style style:name="T7" style:family="text">
      <style:text-properties fo:color="#000000" loext:opacity="100%" style:font-name="Arial" fo:font-size="10pt" fo:font-style="normal" fo:font-weight="normal" officeooo:rsid="00b9f330" style:font-size-asian="10pt" style:font-style-asian="normal" style:font-weight-asian="normal" style:font-size-complex="10pt"/>
    </style:style>
    <style:style style:name="T8" style:family="text">
      <style:text-properties fo:color="#000000" loext:opacity="100%" style:font-name="Arial" fo:font-size="10pt" fo:font-style="normal" fo:font-weight="bold" style:font-size-asian="10pt" style:font-style-asian="normal" style:font-weight-asian="bold" style:font-size-complex="10pt"/>
    </style:style>
    <style:style style:name="T9" style:family="text">
      <style:text-properties fo:color="#000000" loext:opacity="100%" style:font-name="Arial" fo:font-size="10pt" fo:font-style="normal" fo:font-weight="bold" style:font-size-asian="10pt" style:font-style-asian="normal" style:font-weight-asian="bold" style:font-size-complex="10pt" style:font-weight-complex="bold"/>
    </style:style>
    <style:style style:name="T10" style:family="text">
      <style:text-properties fo:color="#000000" loext:opacity="100%" style:font-name="Arial" fo:font-size="10pt" fo:language="gl" fo:country="ES" fo:font-style="normal" fo:font-weight="normal" officeooo:rsid="00b8ae14" style:font-size-asian="10pt" style:font-style-asian="normal" style:font-weight-asian="normal" style:font-size-complex="10pt"/>
    </style:style>
    <style:style style:name="T11" style:family="text">
      <style:text-properties fo:color="#000000" loext:opacity="100%" style:font-name="Arial" fo:font-size="10pt" fo:language="gl" fo:country="ES" fo:font-style="normal" fo:font-weight="normal" officeooo:rsid="00b99d92" style:font-size-asian="10pt" style:font-style-asian="normal" style:font-weight-asian="normal" style:font-size-complex="10pt"/>
    </style:style>
    <style:style style:name="T12" style:family="text">
      <style:text-properties fo:color="#000000" loext:opacity="100%" style:font-name="Arial" fo:font-size="10pt" fo:language="gl" fo:country="ES" fo:font-style="normal" fo:font-weight="normal" officeooo:rsid="00b9f330" style:font-size-asian="10pt" style:font-style-asian="normal" style:font-weight-asian="normal" style:font-size-complex="10pt"/>
    </style:style>
    <style:style style:name="T13" style:family="text">
      <style:text-properties fo:color="#000000" loext:opacity="100%" style:font-name="Arial" fo:font-size="10pt" fo:font-style="italic" fo:font-weight="normal" style:font-size-asian="10pt" style:font-style-asian="italic" style:font-weight-asian="normal" style:font-size-complex="10pt" style:font-style-complex="italic"/>
    </style:style>
    <style:style style:name="T14" style:family="text">
      <style:text-properties fo:color="#000000" loext:opacity="100%" style:font-name="Consolas" fo:font-size="10pt" fo:font-style="italic" fo:font-weight="normal" style:font-size-asian="10pt" style:font-style-asian="italic" style:font-weight-asian="normal" style:font-size-complex="10pt" style:font-style-complex="italic"/>
    </style:style>
    <style:style style:name="T15" style:family="text">
      <style:text-properties fo:color="#000000" loext:opacity="100%" style:font-name="Consolas" fo:font-size="10pt" fo:font-style="italic" fo:font-weight="normal" officeooo:rsid="00b8ae14" style:font-size-asian="10pt" style:font-style-asian="italic" style:font-weight-asian="normal" style:font-size-complex="10pt" style:font-style-complex="italic"/>
    </style:style>
    <style:style style:name="T16" style:family="text">
      <style:text-properties fo:language="gl" fo:country="ES"/>
    </style:style>
    <style:style style:name="T17" style:family="text">
      <style:text-properties fo:language="gl" fo:country="ES" officeooo:rsid="00b76623" style:font-name-asian="NSimSun" style:font-name-complex="Liberation Mono"/>
    </style:style>
    <style:style style:name="T18" style:family="text">
      <style:text-properties fo:language="gl" fo:country="ES" style:text-underline-style="none" fo:font-weight="normal" style:font-weight-asian="normal" style:font-weight-complex="normal"/>
    </style:style>
    <style:style style:name="T19" style:family="text">
      <style:text-properties fo:language="gl" fo:country="ES" style:text-underline-style="none" fo:font-weight="normal" officeooo:rsid="00ae364d" style:font-weight-asian="normal" style:font-weight-complex="normal"/>
    </style:style>
    <style:style style:name="T20" style:family="text">
      <style:text-properties fo:language="gl" fo:country="ES" style:text-underline-style="none" fo:font-weight="normal" style:font-name-asian="NSimSun" style:font-weight-asian="normal" style:font-name-complex="Liberation Mono" style:font-weight-complex="normal"/>
    </style:style>
    <style:style style:name="T21" style:family="text">
      <style:text-properties fo:language="gl" fo:country="ES" officeooo:rsid="00bb83d1"/>
    </style:style>
    <style:style style:name="T22" style:family="text">
      <style:text-properties fo:font-style="normal" style:font-style-asian="normal"/>
    </style:style>
    <style:style style:name="T23" style:family="text">
      <style:text-properties fo:font-style="normal" officeooo:rsid="00b76623" style:font-style-asian="normal"/>
    </style:style>
    <style:style style:name="T24" style:family="text">
      <style:text-properties fo:font-style="normal" fo:font-weight="bold" style:font-style-asian="normal" style:font-weight-asian="bold"/>
    </style:style>
    <style:style style:name="T25" style:family="text">
      <style:text-properties fo:font-style="normal" fo:font-weight="bold" style:font-style-asian="normal" style:font-weight-asian="bold" style:font-weight-complex="bold"/>
    </style:style>
    <style:style style:name="T26" style:family="text">
      <style:text-properties fo:font-style="normal" fo:font-weight="normal" style:font-style-asian="normal" style:font-weight-asian="normal"/>
    </style:style>
    <style:style style:name="T27" style:family="text">
      <style:text-properties fo:font-style="normal" fo:font-weight="normal" officeooo:rsid="00b76623" style:font-style-asian="normal" style:font-weight-asian="normal"/>
    </style:style>
    <style:style style:name="T28" style:family="text">
      <style:text-properties fo:font-style="normal" fo:font-weight="normal" officeooo:rsid="00b8ae14" style:font-style-asian="normal" style:font-weight-asian="normal"/>
    </style:style>
    <style:style style:name="T29" style:family="text">
      <style:text-properties fo:font-style="normal" officeooo:rsid="00c08534" style:font-name-asian="NSimSun" style:font-style-asian="normal" style:font-name-complex="Liberation Mono"/>
    </style:style>
    <style:style style:name="T30" style:family="text">
      <style:text-properties fo:color="#2a6099" loext:opacity="100%" style:font-name="Consolas" fo:font-style="normal" fo:font-weight="normal" style:font-style-asian="normal" style:font-weight-asian="normal"/>
    </style:style>
    <style:style style:name="T31" style:family="text">
      <style:text-properties fo:color="#2a6099" loext:opacity="100%" style:font-name="Consolas" fo:font-style="normal" style:font-style-asian="normal"/>
    </style:style>
    <style:style style:name="T32" style:family="text">
      <style:text-properties fo:color="#2a6099" loext:opacity="100%" style:font-name="Consolas" fo:font-size="10pt" fo:font-style="normal" fo:font-weight="normal" style:font-size-asian="10pt" style:font-style-asian="normal" style:font-weight-asian="normal" style:font-size-complex="10pt"/>
    </style:style>
    <style:style style:name="T33" style:family="text">
      <style:text-properties fo:color="#2a6099" loext:opacity="100%" style:font-name="Consolas" fo:font-size="10pt" fo:font-style="normal" fo:font-weight="normal" officeooo:rsid="00be52c9" style:font-size-asian="10pt" style:font-style-asian="normal" style:font-weight-asian="normal" style:font-size-complex="10pt"/>
    </style:style>
    <style:style style:name="T34" style:family="text">
      <style:text-properties fo:color="#2a6099" loext:opacity="100%" fo:font-style="normal" style:font-style-asian="normal"/>
    </style:style>
    <style:style style:name="T35" style:family="text">
      <style:text-properties fo:color="#2a6099" loext:opacity="100%" fo:font-style="normal" fo:font-weight="normal" style:font-style-asian="normal" style:font-weight-asian="normal"/>
    </style:style>
    <style:style style:name="T36" style:family="text">
      <style:text-properties style:font-name="sans-serif" fo:font-size="9.75pt"/>
    </style:style>
    <style:style style:name="T37" style:family="text">
      <style:text-properties officeooo:rsid="00bb83d1"/>
    </style:style>
    <style:style style:name="T38" style:family="text">
      <style:text-properties style:font-name="Arial" fo:font-style="normal" style:font-style-asian="normal"/>
    </style:style>
    <style:style style:name="T39" style:family="text">
      <style:text-properties style:font-name="Arial" fo:font-style="normal" officeooo:rsid="00bb83d1" style:font-style-asian="normal"/>
    </style:style>
    <style:style style:name="T40" style:family="text">
      <style:text-properties officeooo:rsid="00bc631a"/>
    </style:style>
    <style:style style:name="T41" style:family="text">
      <style:text-properties officeooo:rsid="00be52c9"/>
    </style:style>
    <style:style style:name="T42" style:family="text">
      <style:text-properties officeooo:rsid="00c08534"/>
    </style:style>
    <style:style style:name="T43" style:family="text">
      <style:text-properties officeooo:rsid="00c19f81"/>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CICLO"/>
      </text:user-field-decls>
      <text:list xml:id="list1208148692" text:style-name="L1">
        <text:list-header>
          <text:p text:style-name="P27"/>
        </text:list-header>
        <text:list-item>
          <text:p text:style-name="P14"><text:bookmark text:name="tw-target-text"/><text:span text:style-name="T22">Define brevemente o significado das siglas </text:span><text:span text:style-name="T25">SQL</text:span><text:span text:style-name="T22">.</text:span></text:p>
          <text:p text:style-name="P18"/>
          <text:p text:style-name="P14"><text:span text:style-name="T38">Structured Query Language (Linguaxe Estruturado d</text:span><text:span text:style-name="T39">e </text:span><text:span text:style-name="T38">Consultas)</text:span><text:span text:style-name="T22"> </text:span></text:p>
          <text:p text:style-name="P28"/>
        </text:list-item>
        <text:list-item>
          <text:p text:style-name="P15"><text:bookmark text:name="tw-target-text1"/>A linguaxe SQL divídese en tres partes: <text:span text:style-name="T1">DDL</text:span>, <text:span text:style-name="T1">DML</text:span> e <text:span text:style-name="T1">DCL</text:span>. </text:p>
          <text:p text:style-name="P23"><text:span text:style-name="T19">Define brevemente en que consiste </text:span><text:span text:style-name="T16">cada unha </text:span><text:span text:style-name="T17">delas</text:span><text:span text:style-name="T16">.</text:span></text:p>
          <text:p text:style-name="P23"><text:span text:style-name="T21">DDL »» </text:span><text:span text:style-name="T16">está formada polo conxunto de instrucións do SQL que permiten ao administrador crear o esquema da base de datos e facer os cambios necesarios, no seu esquema, unha vez que está creada. Permite crear, modificar e suprimir bases de datos, táboas e índices. </text:span></text:p>
          <text:p text:style-name="P21">DML »» Permite recuperar y utilizar los datos almacenados en una base de datos a un usuario o a un programa. Tambien permite actualizarla <text:s/>añadiendo nuevos datos, borrando y modificando os que ya estan escritos.</text:p>
          <text:p text:style-name="P21">DCL »» Se encarga del tema de la seguridad y dar prioridades o acceso a usuarios, teniendo la capacidad de restringir datos para algunos usuarios. </text:p>
          <text:p text:style-name="P22"/>
        </text:list-item>
        <text:list-item>
          <text:p text:style-name="P14"><text:bookmark text:name="tw-target-text2"/>Define para que serven as seguintes palabras reservadas para a creación de táboas en MySQL.</text:p>
          <text:p text:style-name="P16">Se non coñeces algunha podes consultar a documentación oficial (hai un enlace na aula virtual).</text:p>
        </text:list-item>
      </text:list>
      <text:list xml:id="list757963043" text:style-name="L2">
        <text:list-item>
          <text:list>
            <text:list-item>
              <text:p text:style-name="P38">AUTO_INCREMENT <text:span text:style-name="T37">Aumenta el valor en una unidad al sistema.</text:span></text:p>
            </text:list-item>
            <text:list-item>
              <text:p text:style-name="P39">CHARACTER SET <text:span text:style-name="T37">Permite establecer el conjunto de caracteres por defecto para las columnas de esa tabla y la forma en la que se ordenan y compraran los caracteres.</text:span></text:p>
            </text:list-item>
            <text:list-item>
              <text:p text:style-name="P39">COLLATION <text:span text:style-name="T42">Establece normas para los caracteres que se van a usar.</text:span></text:p>
            </text:list-item>
            <text:list-item>
              <text:p text:style-name="P38">ENGINE <text:span text:style-name="T40">Indica el motor de almacenamiento asociado a la tabla.</text:span></text:p>
            </text:list-item>
          </text:list>
        </text:list-item>
      </text:list>
      <text:list xml:id="list83019352697076" text:continue-list="list1208148692" text:style-name="L1">
        <text:list-header>
          <text:p text:style-name="P29"/>
        </text:list-header>
        <text:list-item>
          <text:p text:style-name="P23"><text:bookmark text:name="tw-target-text4"/><text:span text:style-name="T19">Cal é a diferenza entre os tipos de datos </text:span><text:s/><text:span text:style-name="T30">VARCHAR</text:span><text:span text:style-name="T26"> </text:span><text:span text:style-name="T27">e</text:span><text:span text:style-name="T26"> </text:span><text:span text:style-name="T30">CHAR</text:span><text:span text:style-name="T19">?</text:span></text:p>
          <text:p text:style-name="P24"><text:span text:style-name="T19">E</text:span><text:span text:style-name="T18">l primero es de longitud variable y el segundo es de longitud fija. Por otro lado el </text:span><text:span text:style-name="T20">VARCHAR</text:span><text:span text:style-name="T18"> es capaz de almacenar mas caracteres que el CHAR.</text:span></text:p>
          <text:p text:style-name="P15"/>
        </text:list-item>
        <text:list-item>
          <text:p text:style-name="P23"><text:bookmark text:name="tw-target-text5"/><text:span text:style-name="T19">Cal é a diferenza entre os tipos de datos </text:span><text:s/><text:span text:style-name="T30">TEXT</text:span><text:span text:style-name="T26"> </text:span><text:span text:style-name="T27">e</text:span><text:span text:style-name="T26"> </text:span><text:span text:style-name="T30">BLOB</text:span><text:span text:style-name="T19">?</text:span></text:p>
          <text:p text:style-name="P24"><text:span text:style-name="T19">L</text:span><text:span text:style-name="T18">as columnas de tipo TEXT se tratan como cadenas de caracteres no binarias mientras que las BLOB son de tipo binario. Las columnas de tipo BLOB no tienen un conjunto de caracteres y se ordenan y se comparan basandose en los valores de los bytes.</text:span></text:p>
          <text:p text:style-name="P15"/>
        </text:list-item>
        <text:list-item>
          <text:p text:style-name="P23"><text:bookmark text:name="tw-target-text6"/><text:span text:style-name="T19">Cal é a diferenza entre os tipos de datos </text:span><text:s/><text:span text:style-name="T30">DATETIME</text:span><text:span text:style-name="T26"> </text:span><text:span text:style-name="T27">e</text:span><text:span text:style-name="T26"> </text:span><text:span text:style-name="T30">TIMESTAMP</text:span><text:span text:style-name="T19">?</text:span></text:p>
          <text:p text:style-name="P24"><text:span text:style-name="T19">L</text:span><text:span text:style-name="T18">a diferencia esta en el rango permitido de valores. <text:s/></text:span></text:p>
          <text:p text:style-name="P15"/>
        </text:list-item>
        <text:list-item>
          <text:p text:style-name="P15">Cal é a diferenza entre <text:s/><text:span text:style-name="T31">ENUM</text:span><text:span text:style-name="T22"> </text:span><text:span text:style-name="T23">e</text:span><text:span text:style-name="T22"> </text:span><text:span text:style-name="T34">SET</text:span><text:span text:style-name="T22">?</text:span></text:p>
          <text:p text:style-name="P20">Representan una cadena de caracteres a la que se le añade una restriccion de valores. EN el caso de ENUM solo se puede añadir uno de eses va<text:span text:style-name="T42">l</text:span>ores.</text:p>
          <text:p text:style-name="P19"/>
        </text:list-item>
        <text:list-item>
          <text:p text:style-name="P15"><text:bookmark text:name="tw-target-text8"/>Que tipo de datos usarías se necesitases almacenar un número real exacto sen redondear?</text:p>
          <text:p text:style-name="P17">Un tipo <text:span text:style-name="T29">double o float</text:span>.</text:p>
          <text:p text:style-name="P15"/>
        </text:list-item>
        <text:list-item>
          <text:p text:style-name="P30"><text:s/><text:span text:style-name="T22">Explica brevemente para qu</text:span><text:span text:style-name="T23">e</text:span><text:span text:style-name="T22"> s</text:span><text:span text:style-name="T23">e</text:span><text:span text:style-name="T22">rven as cláusulas </text:span><text:span text:style-name="T31">ON DELETE</text:span><text:span text:style-name="T22"> </text:span><text:span text:style-name="T23">e</text:span><text:span text:style-name="T22"> </text:span><text:span text:style-name="T31">ON UPDATE</text:span></text:p>
          <text:p text:style-name="P43">Permite usar acciones especificas en el apartado de la clave Foranea.</text:p>
          <text:p text:style-name="P43"/>
        </text:list-item>
        <text:list-item>
          <text:p text:style-name="P30"><text:span text:style-name="T22"><text:s/>Explica para qu</text:span><text:span text:style-name="T23">e</text:span><text:span text:style-name="T22"> s</text:span><text:span text:style-name="T23">e</text:span><text:span text:style-name="T22">rven as s</text:span><text:span text:style-name="T23">e</text:span><text:span text:style-name="T22">guintes opci</text:span><text:span text:style-name="T23">ó</text:span><text:span text:style-name="T22">ns que </text:span><text:span text:style-name="T23">acompañan á</text:span><text:span text:style-name="T22">s cláusulas </text:span><text:span text:style-name="T31">ON DELETE</text:span><text:span text:style-name="T22"> </text:span><text:span text:style-name="T23">e</text:span><text:span text:style-name="T22"> </text:span><text:span text:style-name="T31">ON UPDATE</text:span><text:span text:style-name="T22">:</text:span></text:p>
        </text:list-item>
      </text:list>
      <text:list xml:id="list590203033" text:style-name="L3">
        <text:list-item>
          <text:list>
            <text:list-item>
              <text:p text:style-name="P44">RESTRICT <text:span text:style-name="T41">No esta permitido borrar o modificar una fila en la tabla padre si hay una clave foranea que hace referencia a ella.</text:span></text:p>
            </text:list-item>
            <text:list-item>
              <text:p text:style-name="P44"><text:span text:style-name="T32">CASCADE </text:span><text:span text:style-name="T33">B</text:span>orra ou actualiza a fila na táboa pai, e automaticamente borra ou actualiza as filas con claves foráneas que fan referencia a esa fila. </text:p>
            </text:list-item>
            <text:list-item>
              <text:p text:style-name="P44">SET NULL borra ou actualiza a fila na táboa pai e garda o valor NULL na columna que é clave foránea e fai referencia a esa fila. </text:p>
            </text:list-item>
            <text:list-item>
              <text:p text:style-name="P40">NO ACTION <text:span text:style-name="T41">Lo mismo que restict pero en el estandar ANSI SQL-92.</text:span></text:p>
            </text:list-item>
          </text:list>
        </text:list-item>
      </text:list>
      <text:p text:style-name="P10"/>
      <text:p text:style-name="P9"/>
      <text:list xml:id="list83020477694215" text:continue-list="list83019352697076" text:style-name="L1">
        <text:list-item>
          <text:p text:style-name="P31"><text:soft-page-break/><text:span text:style-name="T26">Qu</text:span><text:span text:style-name="T28">e</text:span><text:span text:style-name="T26"> diferen</text:span><text:span text:style-name="T28">z</text:span><text:span text:style-name="T26">a existe entre </text:span><text:span text:style-name="T30">TRUNCATE</text:span><text:span text:style-name="T26"> </text:span><text:span text:style-name="T28">e</text:span><text:span text:style-name="T26"> </text:span><text:span text:style-name="T30">DELETE</text:span><text:span text:style-name="T26">?</text:span></text:p>
          <text:p text:style-name="P25">DELETE donde se guardan los ID's eliminados en el log de transacciones, un TRUNCATE TABLE solo marca las páginas que contenían los datos, para que se puedan reocupar<text:span text:style-name="T5"> </text:span></text:p>
          <text:p text:style-name="P33"/>
        </text:list-item>
        <text:list-item>
          <text:p text:style-name="P31"><text:span text:style-name="T26">Para qu</text:span><text:span text:style-name="T28">e</text:span><text:span text:style-name="T26"> se utiliza </text:span><text:span text:style-name="T28">o</text:span><text:span text:style-name="T26"> atributo </text:span><text:span text:style-name="T35">UNIQUE</text:span><text:span text:style-name="T26">?</text:span></text:p>
          <text:p text:style-name="P33"><text:span text:style-name="T36">Impide a duplicación de claves alternativas (non principais) e asegura que se cree un índice</text:span><text:line-break/><text:span text:style-name="T36">para aumentar o rendemento</text:span> </text:p>
          <text:p text:style-name="P33"/>
        </text:list-item>
        <text:list-item>
          <text:p text:style-name="P31"><text:span text:style-name="T26">Qu</text:span><text:span text:style-name="T28">e</text:span><text:span text:style-name="T26"> diferen</text:span><text:span text:style-name="T28">z</text:span><text:span text:style-name="T26">a ha</text:span><text:span text:style-name="T28">i</text:span><text:span text:style-name="T26"> entre </text:span><text:span text:style-name="T30">INDEX</text:span><text:span text:style-name="T26"> </text:span><text:span text:style-name="T28">e</text:span><text:span text:style-name="T26"> </text:span><text:span text:style-name="T30">KEY</text:span><text:span text:style-name="T26">? Para qu</text:span><text:span text:style-name="T28">e</text:span><text:span text:style-name="T26"> se utilizan?</text:span></text:p>
          <text:p text:style-name="P34">Son casi sinonimos.</text:p>
          <text:p text:style-name="P34"/>
        </text:list-item>
        <text:list-item>
          <text:p text:style-name="P31"><text:span text:style-name="T28">P</text:span><text:span text:style-name="T26">ara qu</text:span><text:span text:style-name="T28">e</text:span><text:span text:style-name="T26"> se utiliza </text:span><text:span text:style-name="T28">o</text:span><text:span text:style-name="T26"> atributo </text:span><text:span text:style-name="T30">ZEROFILL</text:span><text:span text:style-name="T26">?</text:span></text:p>
          <text:p text:style-name="P34">Llena con ceros a la izquierda las columnas de tipo numerico.</text:p>
          <text:p text:style-name="P34"/>
        </text:list-item>
        <text:list-item>
          <text:p text:style-name="P31"><text:span text:style-name="T28">Q</text:span><text:span text:style-name="T26">u</text:span><text:span text:style-name="T28">e</text:span><text:span text:style-name="T26"> diferen</text:span><text:span text:style-name="T28">z</text:span><text:span text:style-name="T26">a existe entre declarar un</text:span><text:span text:style-name="T28">h</text:span><text:span text:style-name="T26">a columna como </text:span><text:span text:style-name="T35">INT(11)</text:span><text:span text:style-name="T26"> </text:span><text:span text:style-name="T28">e</text:span><text:span text:style-name="T26"> </text:span><text:span text:style-name="T35">INT(11)ZEROFILL</text:span><text:span text:style-name="T26">?</text:span></text:p>
          <text:p text:style-name="P34">En una simplemente declaras el tamaña del entero y en la otra declaras el tamaño del entero y si sobra espacio, se rellena con ceros.</text:p>
        </text:list-item>
      </text:list>
      <text:p text:style-name="P7"/>
      <text:list xml:id="list83018738481748" text:continue-numbering="true" text:style-name="L1">
        <text:list-item>
          <text:p text:style-name="P31"><text:span text:style-name="T26">Qu</text:span><text:span text:style-name="T28">e</text:span><text:span text:style-name="T26"> significan as </text:span><text:span text:style-name="T28">ch</text:span><text:span text:style-name="T26">aves </text:span><text:span text:style-name="T28">e </text:span><text:span text:style-name="T26">os corchetes </text:span><text:span text:style-name="T28">n</text:span><text:span text:style-name="T26">a s</text:span><text:span text:style-name="T28">e</text:span><text:span text:style-name="T26">guinte descrición de notación?</text:span></text:p>
          <text:p text:style-name="P42"><text:span text:style-name="T24">CREATE </text:span><text:span text:style-name="T26">{DATABASE | SCHEMA} [IF </text:span><text:span text:style-name="T24">NOT EXISTS</text:span><text:span text:style-name="T26">] nombre_base_datos;</text:span></text:p>
          <text:p text:style-name="P41">Las llaves indica que hay que escoger entre uno de esos y los corchetes son las alternativas que contiene.</text:p>
          <text:p text:style-name="P33"/>
        </text:list-item>
        <text:list-item>
          <text:p text:style-name="P25"><text:span text:style-name="T5">Qu</text:span><text:span text:style-name="T6">e</text:span><text:span text:style-name="T5"> comando </text:span><text:span text:style-name="T10">habería</text:span><text:span text:style-name="T5"> que escribir desde un terminal para conectar</text:span><text:span text:style-name="T6">se</text:span><text:span text:style-name="T5"> col usuario </text:span><text:span text:style-name="T14">roo</text:span><text:span text:style-name="T15">t</text:span><text:span text:style-name="T14"> </text:span><text:span text:style-name="T5">con </text:span><text:span text:style-name="T10">contrasinal</text:span><text:span text:style-name="T5"> </text:span><text:span text:style-name="T13">1234</text:span><text:span text:style-name="T5">, a un </text:span><text:span text:style-name="T8">MySQL Server </text:span><text:span text:style-name="T5">remoto que se está e</text:span><text:span text:style-name="T6">x</text:span><text:span text:style-name="T5">ecutando nun</text:span><text:span text:style-name="T6">h</text:span><text:span text:style-name="T5">a máquina co</text:span><text:span text:style-name="T6">n</text:span><text:span text:style-name="T5"> IP 10.10.1.5?</text:span></text:p>
          <text:p text:style-name="P35">Usar el comando mysqul -<text:span text:style-name="T43">h(host) -u(usuario) -p(puerto).</text:span></text:p>
          <text:p text:style-name="P35"/>
        </text:list-item>
        <text:list-item>
          <text:p text:style-name="P31"><text:span text:style-name="T26">Qu</text:span><text:span text:style-name="T28">e</text:span><text:span text:style-name="T26"> p</text:span><text:span text:style-name="T28">o</text:span><text:span text:style-name="T26">rto utiliza por defecto </text:span><text:span text:style-name="T28">o</text:span><text:span text:style-name="T26"> servi</text:span><text:span text:style-name="T28">z</text:span><text:span text:style-name="T26">o de </text:span><text:span text:style-name="T24">MySQL Server</text:span><text:span text:style-name="T26">?</text:span></text:p>
          <text:p text:style-name="P35">3306</text:p>
          <text:p text:style-name="P33"/>
        </text:list-item>
        <text:list-item>
          <text:p text:style-name="P32"><text:span text:style-name="T26">Cando instalamos </text:span><text:span text:style-name="T24">MySQL Server </text:span><text:span text:style-name="T26">está configurado por defecto para que só acepte conexi</text:span><text:span text:style-name="T28">óns</text:span><text:span text:style-name="T26"> loca</text:span><text:span text:style-name="T28">i</text:span><text:span text:style-name="T26">s. <text:s/></text:span></text:p>
          <text:p text:style-name="P32"><text:span text:style-name="T26">Qu</text:span><text:span text:style-name="T28">e</text:span><text:span text:style-name="T26"> valor teríamos que po</text:span><text:span text:style-name="T28">ñ</text:span><text:span text:style-name="T26">er na directiva </text:span><text:span text:style-name="T25">bind-address</text:span><text:span text:style-name="T26"> para permitir conexi</text:span><text:span text:style-name="T28">óns</text:span><text:span text:style-name="T26"> remotas?</text:span></text:p>
        </text:list-item>
      </text:list>
      <table:table table:name="Tabela2" table:style-name="Tabela2">
        <table:table-column table:style-name="Tabela2.A"/>
        <table:table-row table:style-name="TableLine1606088539728">
          <table:table-cell table:style-name="Tabela2.A1" office:value-type="string">
            <text:p text:style-name="P3">...</text:p>
            <text:p text:style-name="P3">[mysqld]</text:p>
            <text:p text:style-name="P5">bind-address = 127.0.0.1</text:p>
            <text:p text:style-name="P5">...</text:p>
          </table:table-cell>
        </table:table-row>
      </table:table>
      <text:p text:style-name="P8"/>
      <text:p text:style-name="P13"><text:span text:style-name="T5"><text:tab/></text:span><text:span text:style-name="Source_20_Text">0.0.0.0</text:span> </text:p>
      <text:p text:style-name="P8"/>
      <text:list xml:id="list83018825011042" text:continue-numbering="true" text:style-name="L1">
        <text:list-item>
          <text:p text:style-name="P26"><text:span text:style-name="T11">O</text:span><text:span text:style-name="T5">s usuarios de </text:span><text:span text:style-name="T8">MySQL Server </text:span><text:span text:style-name="T5">almac</text:span><text:span text:style-name="T7">é</text:span><text:span text:style-name="T5">nan</text:span><text:span text:style-name="T7">se</text:span><text:span text:style-name="T5"> na t</text:span><text:span text:style-name="T7">á</text:span><text:span text:style-name="T5">b</text:span><text:span text:style-name="T7">o</text:span><text:span text:style-name="T5">a mysql.user. </text:span></text:p>
          <text:p text:style-name="P26"><text:span text:style-name="T12">A</text:span><text:span text:style-name="T5"> c</text:span><text:span text:style-name="T7">h</text:span><text:span text:style-name="T5">ave primaria desta t</text:span><text:span text:style-name="T7">á</text:span><text:span text:style-name="T5">b</text:span><text:span text:style-name="T7">o</text:span><text:span text:style-name="T5">a está formada polos valores </text:span><text:span text:style-name="T9">user</text:span><text:span text:style-name="T5"> </text:span><text:span text:style-name="T7">e</text:span><text:span text:style-name="T5"> </text:span><text:span text:style-name="T9">host</text:span><text:span text:style-name="T5">, de modo que cada fila </text:span><text:span text:style-name="T7">estará</text:span><text:span text:style-name="T5"> identificada por un nome de usuario </text:span><text:span text:style-name="T7">e</text:span><text:span text:style-name="T5"> </text:span><text:span text:style-name="T7">o</text:span><text:span text:style-name="T5"> host desde </text:span><text:span text:style-name="T7">o</text:span><text:span text:style-name="T5"> que p</text:span><text:span text:style-name="T7">o</text:span><text:span text:style-name="T5">de conectarse. </text:span></text:p>
          <text:p text:style-name="P26"><text:span text:style-name="T5">Seg</text:span><text:span text:style-name="T7">u</text:span><text:span text:style-name="T5">n</text:span><text:span text:style-name="T7">do</text:span><text:span text:style-name="T5"> a s</text:span><text:span text:style-name="T7">e</text:span><text:span text:style-name="T5">guinte t</text:span><text:span text:style-name="T7">á</text:span><text:span text:style-name="T5">b</text:span><text:span text:style-name="T7">o</text:span><text:span text:style-name="T5">a, desde qu</text:span><text:span text:style-name="T7">e</text:span><text:span text:style-name="T5"> máquinas se pod</text:span><text:span text:style-name="T7">e</text:span><text:span text:style-name="T5">rá conectar </text:span><text:span text:style-name="T7">o</text:span><text:span text:style-name="T5"> usuario root@'%'?</text:span></text:p>
        </text:list-item>
      </text:list>
      <table:table table:name="Tabela3" table:style-name="Tabela3">
        <table:table-column table:style-name="Tabela3.A"/>
        <table:table-row table:style-name="TableLine1606088538096">
          <table:table-cell table:style-name="Tabela3.A1" office:value-type="string">
            <text:p text:style-name="P4">+------------------+--------------+</text:p>
            <text:p text:style-name="P4">| user <text:s text:c="12"/>| host <text:s text:c="8"/>|</text:p>
            <text:p text:style-name="P4">+------------------+--------------+</text:p>
            <text:p text:style-name="P4">| root <text:s text:c="12"/>| % <text:s text:c="11"/>|</text:p>
            <text:p text:style-name="P4">| root <text:s text:c="12"/>| localhost <text:s text:c="3"/>|</text:p>
            <text:p text:style-name="P4">| debian-sys-maint | localhost <text:s text:c="3"/>|</text:p>
            <text:p text:style-name="P4">| mysql.session <text:s text:c="3"/>| localhost <text:s text:c="3"/>|</text:p>
            <text:p text:style-name="P6">| mysql.sys <text:s text:c="7"/>| localhost <text:s text:c="3"/>|</text:p>
            <text:p text:style-name="P6">+------------------+--------------+</text:p>
          </table:table-cell>
        </table:table-row>
      </table:table>
      <text:p text:style-name="P11"/>
      <text:p text:style-name="P12">Desde las maquinas locales.</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SourceCodePro-Regular-Identity-H" svg:font-family="SourceCodePro-Regular-Identity-H" style:font-adornments="Normal" style:font-family-generic="swiss" style:font-pitch="variable"/>
    <style:font-face style:name="SourceSansPro-Regular-Identity-H" svg:font-family="SourceSansPro-Regular-Identity-H" style:font-adornments="Normal" style:font-family-generic="swiss"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2a6099" loext:opacity="100%" style:font-name="Consolas" fo:font-family="Consolas" style:font-family-generic="modern" style:font-pitch="fixed" fo:font-size="10pt" fo:language="gl" fo:country="ES" fo:font-style="normal" fo:font-weight="normal" style:font-size-asian="10pt" style:font-style-asian="normal" style:font-weight-asian="normal"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text-underline-style="solid" style:text-underline-width="auto" style:text-underline-color="font-color" officeooo:paragraph-rsid="00034f57" style:font-size-asian="8pt" style:font-size-complex="8pt"/>
    </style:style>
    <style:style style:name="MP2" style:family="paragraph" style:parent-style-name="Header">
      <style:text-properties fo:font-size="8pt" officeooo:paragraph-rsid="00020a79" style:font-size-asian="8pt" style:font-size-complex="8pt"/>
    </style:style>
    <style:style style:name="MT1" style:family="text">
      <style:text-properties fo:font-weight="bold" officeooo:rsid="00034f57" style:font-weight-asian="bold" style:font-weight-complex="bold"/>
    </style:style>
    <style:style style:name="MT2" style:family="text">
      <style:text-properties fo:font-weight="bold" officeooo:rsid="0016e8d1" style:font-weight-asian="bold" style:font-weight-complex="bold"/>
    </style:style>
    <style:style style:name="MT3" style:family="text">
      <style:text-properties officeooo:rsid="00034f57"/>
    </style:style>
    <style:page-layout style:name="Mpm1">
      <style:page-layout-properties fo:page-width="21.59cm" fo:page-height="27.94cm" style:num-format="1" style:print-orientation="portrait" fo:margin-top="1.499cm" fo:margin-bottom="1.499cm" fo:margin-left="2cm" fo:margin-right="1.6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user-defined style:data-style-name="N0" text:name="MODULO"/><text:s text:c="2"/><text:user-defined style:data-style-name="N0" text:name="UD">UD4 DESEÑO FÍSICO DE BD - DDL</text:user-defined><text:tab/> <text:s text:c="3"/><text:tab/><text:span text:style-name="MT1">BOLETÍN </text:span><text:span text:style-name="MT2">1</text:span></text:p>
      </style:header>
      <style:footer>
        <text:p text:style-name="MP2"><text:tab/><text:page-number text:select-page="current">1</text:page-number> <text:span text:style-name="MT3">de </text:span><text:span text:style-name="MT3"><text:page-count>2</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2.0.4$Windows_X86_64 LibreOffice_project/9a9c6381e3f7a62afc1329bd359cc48accb6435b</meta:generator>
    <meta:editing-cycles>110</meta:editing-cycles>
    <meta:editing-duration>P1DT23H23M55S</meta:editing-duration>
    <dc:date>2022-01-11T08:30:18.460000000</dc:date>
    <meta:document-statistic meta:table-count="2" meta:image-count="0" meta:object-count="0" meta:page-count="2" meta:paragraph-count="69" meta:word-count="910" meta:character-count="5275" meta:non-whitespace-character-count="4360"/>
    <meta:user-defined meta:name="MODULO"/>
    <meta:user-defined meta:name="UD">UD4 DESEÑO FÍSICO DE BD - DDL</meta:user-defined>
  </office:meta>
</office:document-meta>
</file>